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5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Bug Types</text:p>
          </table:table-cell>
          <table:table-cell office:value-type="string" calcext:value-type="string">
            <text:p>Totals</text:p>
          </table:table-cell>
          <table:table-cell/>
          <table:table-cell office:value-type="string" calcext:value-type="string">
            <text:p>Exact Issue</text:p>
          </table:table-cell>
          <table:table-cell table:number-columns-repeated="7"/>
          <table:table-cell office:value-type="string" calcext:value-type="string">
            <text:p>Our Bugs</text:p>
          </table:table-cell>
        </table:table-row>
        <table:table-row table:style-name="ro1">
          <table:table-cell office:value-type="string" calcext:value-type="string">
            <text:p>Class Structur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uld use local variab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claration Redundancy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ould use final modifier, could use private instead of public</text:p>
          </table:table-cell>
          <table:table-cell table:number-columns-repeated="7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nused imports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bable Bug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ot-null fields must be initialized</text:p>
          </table:table-cell>
          <table:table-cell table:number-columns-repeated="2"/>
          <table:table-cell office:value-type="string" calcext:value-type="string">
            <text:p>assuming fields are not null may throw null-pointer exception</text:p>
          </table:table-cell>
          <table:table-cell table:number-columns-repeated="4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pelling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ot relevant</text:p>
          </table:table-cell>
          <table:table-cell table:number-columns-repeated="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droid&gt;Link&gt;Internationaliza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uld format string for internatialization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2ME issues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6:57:57.047776696</meta:creation-date>
    <dc:date>2016-12-08T17:13:04.234253743</dc:date>
    <meta:editing-duration>PT15M7S</meta:editing-duration>
    <meta:editing-cycles>1</meta:editing-cycles>
    <meta:document-statistic meta:table-count="1" meta:cell-count="32" meta:object-count="0"/>
    <meta:generator>LibreOffice/4.3.7.2$Linux_X86_64 LibreOffice_project/430$Build-2</meta:generator>
  </office:meta>
</office:document-meta>
</file>